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Cantarell" fo:font-size="10.5pt" fo:letter-spacing="normal" fo:font-style="normal" fo:font-weight="normal"/>
    </style:style>
    <style:style style:name="P2" style:family="paragraph" style:parent-style-name="Standard">
      <style:text-properties fo:font-variant="normal" fo:text-transform="none" fo:color="#000000" style:font-name="Cantarell" fo:font-size="10.5pt" fo:letter-spacing="normal" fo:font-style="normal" fo:font-weight="normal" officeooo:paragraph-rsid="002ccad2"/>
    </style:style>
    <style:style style:name="P3" style:family="paragraph" style:parent-style-name="Standard">
      <style:text-properties fo:font-variant="normal" fo:text-transform="none" fo:color="#000000" style:font-name="Cantarell" fo:font-size="10.5pt" fo:letter-spacing="normal" fo:font-style="normal" fo:font-weight="bold"/>
    </style:style>
    <style:style style:name="P4" style:family="paragraph" style:parent-style-name="Standard"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normal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1aa14e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ef450" officeooo:paragraph-rsid="002ef450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f0175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normal" officeooo:rsid="002ef450" officeooo:paragraph-rsid="002ef450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bold" officeooo:paragraph-rsid="0024bbcb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bold" officeooo:paragraph-rsid="002f0175" style:font-weight-asian="bold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1497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7eff7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7eff7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24pt" fo:letter-spacing="normal" fo:font-style="normal" fo:font-weight="bold" officeooo:paragraph-rsid="001aa14e"/>
    </style:style>
    <style:style style:name="P21" style:family="paragraph" style:parent-style-name="Text_20_body">
      <style:paragraph-properties fo:margin-top="0cm" fo:margin-bottom="0cm" loext:contextual-spacing="false"/>
    </style:style>
    <style:style style:name="P22" style:family="paragraph" style:parent-style-name="Text_20_body">
      <style:paragraph-properties fo:margin-top="0cm" fo:margin-bottom="0cm" loext:contextual-spacing="false"/>
      <style:text-properties fo:font-variant="normal" fo:text-transform="none" fo:color="#000000" fo:letter-spacing="normal"/>
    </style:style>
    <style:style style:name="P23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24" style:family="paragraph" style:parent-style-name="Standard">
      <style:paragraph-properties fo:margin-left="1.251cm" fo:margin-right="0cm" fo:text-indent="0cm" style:auto-text-indent="false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bold" officeooo:rsid="0024bbcb" officeooo:paragraph-rsid="0028f00a" style:font-weight-asian="bold" style:font-weight-complex="bold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bold" officeooo:rsid="0024bbcb" officeooo:paragraph-rsid="0024bbcb" style:font-weight-asian="bold" style:font-weight-complex="bold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bold" officeooo:rsid="0024bbcb" officeooo:paragraph-rsid="002f0175" style:font-size-asian="9pt" style:font-weight-asian="bold" style:font-size-complex="9pt" style:font-weight-complex="bold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bold" officeooo:rsid="0024bbcb" officeooo:paragraph-rsid="002f7384" style:font-size-asian="9pt" style:font-weight-asian="bold" style:font-size-complex="9pt" style:font-weight-complex="bold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none" fo:font-weight="normal" officeooo:rsid="0027eff7" officeooo:paragraph-rsid="0027eff7" style:font-weight-asian="normal" style:font-weight-complex="normal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none" fo:font-weight="normal" officeooo:rsid="0024bbcb" officeooo:paragraph-rsid="0024bbcb" style:font-weight-asian="normal" style:font-weight-complex="normal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7eff7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21497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1497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9pt" fo:letter-spacing="normal" fo:font-style="normal" fo:font-weight="normal" officeooo:paragraph-rsid="0027eff7" style:font-size-asian="9pt" style:font-size-complex="9pt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9pt" fo:letter-spacing="normal" fo:font-style="normal" fo:font-weight="normal" officeooo:paragraph-rsid="0028f00a" style:font-size-asian="9pt" style:font-size-complex="9pt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9pt" fo:letter-spacing="normal" fo:font-style="normal" fo:font-weight="normal" officeooo:rsid="002ef450" officeooo:paragraph-rsid="002ef450" style:font-size-asian="9pt" style:font-size-complex="9pt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9pt" fo:letter-spacing="normal" fo:font-style="normal" style:text-underline-style="none" fo:font-weight="normal" officeooo:paragraph-rsid="0024bbcb" style:font-size-asian="9pt" style:font-weight-asian="normal" style:font-size-complex="9pt" style:font-weight-complex="normal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fo:letter-spacing="normal"/>
    </style:style>
    <style:style style:name="P40" style:family="paragraph" style:parent-style-name="Preformatted_20_Text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normal" officeooo:paragraph-rsid="0028f00a" style:font-size-asian="9pt" style:font-weight-asian="bold" style:font-size-complex="9pt" style:font-weight-complex="bold"/>
    </style:style>
    <style:style style:name="P41" style:family="paragraph" style:parent-style-name="Preformatted_20_Text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normal" officeooo:paragraph-rsid="00268156" style:font-size-asian="9pt" style:font-weight-asian="bold" style:font-size-complex="9pt" style:font-weight-complex="bold"/>
    </style:style>
    <style:style style:name="P42" style:family="paragraph" style:parent-style-name="Preformatted_20_Text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normal" officeooo:rsid="002ef450" officeooo:paragraph-rsid="002f0175" style:font-size-asian="9pt" style:font-weight-asian="bold" style:font-size-complex="9pt" style:font-weight-complex="bold"/>
    </style:style>
    <style:style style:name="P43" style:family="paragraph" style:parent-style-name="Preformatted_20_Text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normal" officeooo:paragraph-rsid="00268156" style:font-weight-asian="bold" style:font-weight-complex="bold"/>
    </style:style>
    <style:style style:name="P44" style:family="paragraph" style:parent-style-name="Preformatted_20_Text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10bf8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c9211e" style:font-name="Cantarell" fo:font-size="10.5pt" fo:letter-spacing="normal" fo:font-style="normal" fo:font-weight="normal" officeooo:rsid="0024bbcb" fo:background-color="transparent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4335f" officeooo:paragraph-rsid="00324bf6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bold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9pt" fo:letter-spacing="normal" fo:font-style="normal" style:text-underline-style="none" fo:font-weight="normal" officeooo:rsid="0023cec8" officeooo:paragraph-rsid="0024bbcb" fo:background-color="transparent" style:font-size-asian="9pt" style:font-weight-asian="normal" style:font-size-complex="9pt" style:font-weight-complex="normal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9pt" fo:letter-spacing="normal" fo:font-style="normal" style:text-underline-style="none" fo:font-weight="normal" officeooo:rsid="0023cec8" officeooo:paragraph-rsid="00268156" fo:background-color="transparent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9pt" fo:letter-spacing="normal" fo:font-style="normal" style:text-underline-style="none" fo:font-weight="normal" officeooo:rsid="00268156" officeooo:paragraph-rsid="0024bbcb" fo:background-color="transparent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9pt" fo:letter-spacing="normal" fo:font-style="normal" fo:font-weight="normal" officeooo:paragraph-rsid="0027eff7" style:font-size-asian="9pt" style:font-size-complex="9pt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bold" officeooo:rsid="0023cec8" officeooo:paragraph-rsid="0027eff7" fo:background-color="transparent" style:font-weight-asian="bold" style:font-weight-complex="bold"/>
    </style:style>
    <style:style style:name="P53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23cec8" fo:background-color="transparent" loext:char-shading-value="0" style:font-weight-asian="bold" style:font-weight-complex="bold"/>
    </style:style>
    <style:style style:name="T3" style:family="text">
      <style:text-properties fo:font-weight="bold" officeooo:rsid="00268156" fo:background-color="transparent" loext:char-shading-value="0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24bbcb" fo:background-color="transparent" loext:char-shading-value="0" style:font-weight-asian="bold" style:font-weight-complex="bold"/>
    </style:style>
    <style:style style:name="T7" style:family="text">
      <style:text-properties style:font-name="Cantarell" fo:font-size="10.5pt" fo:font-style="normal" fo:font-weight="normal"/>
    </style:style>
    <style:style style:name="T8" style:family="text">
      <style:text-properties style:font-name="Cantarell" fo:font-weight="bold" officeooo:rsid="0024bbcb" fo:background-color="transparent" loext:char-shading-value="0"/>
    </style:style>
    <style:style style:name="T9" style:family="text">
      <style:text-properties style:font-name="Cantarell" fo:font-weight="bold" officeooo:rsid="00221497" fo:background-color="transparent" loext:char-shading-value="0"/>
    </style:style>
    <style:style style:name="T10" style:family="text">
      <style:text-properties style:font-name="Cantarell" officeooo:rsid="002f0175" fo:background-color="transparent" loext:char-shading-value="0"/>
    </style:style>
    <style:style style:name="T11" style:family="text">
      <style:text-properties style:font-name="Cantarell" style:text-underline-style="none" officeooo:rsid="002f7384" fo:background-color="transparent" loext:char-shading-value="0"/>
    </style:style>
    <style:style style:name="T12" style:family="text">
      <style:text-properties fo:font-variant="normal" fo:text-transform="none" fo:color="#000000" style:font-name="Cantarel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Cantarell" fo:font-size="10.5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210bf8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officeooo:rsid="00221497"/>
    </style:style>
    <style:style style:name="T18" style:family="text">
      <style:text-properties fo:font-weight="normal"/>
    </style:style>
    <style:style style:name="T19" style:family="text">
      <style:text-properties style:font-weight-asian="bold" style:font-weight-complex="bold"/>
    </style:style>
    <style:style style:name="T20" style:family="text">
      <style:text-properties officeooo:rsid="00221497" style:font-weight-asian="bold" style:font-weight-complex="bold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3cec8" fo:background-color="transparent" loext:char-shading-value="0"/>
    </style:style>
    <style:style style:name="T23" style:family="text">
      <style:text-properties officeooo:rsid="00221497" fo:background-color="transparent" loext:char-shading-value="0"/>
    </style:style>
    <style:style style:name="T24" style:family="text">
      <style:text-properties officeooo:rsid="0028f00a" fo:background-color="transparent" loext:char-shading-value="0"/>
    </style:style>
    <style:style style:name="T25" style:family="text">
      <style:text-properties officeooo:rsid="00268156"/>
    </style:style>
    <style:style style:name="T26" style:family="text">
      <style:text-properties style:text-underline-style="none" officeooo:rsid="00210bf8" fo:background-color="transparent" loext:char-shading-value="0"/>
    </style:style>
    <style:style style:name="T27" style:family="text">
      <style:text-properties officeooo:rsid="0027eff7"/>
    </style:style>
    <style:style style:name="T28" style:family="text">
      <style:text-properties officeooo:rsid="0028f00a"/>
    </style:style>
    <style:style style:name="T29" style:family="text">
      <style:text-properties officeooo:rsid="002cca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TP3 - Python funciones</text:p>
      <text:p text:style-name="P46">Nota: los ejemplo deben ser de IDE no de trabajos en consolas</text:p>
      <text:p text:style-name="P47">Por favor dar un concepto de los siguientes términos:</text:p>
      <text:p text:style-name="P6"/>
      <text:p text:style-name="P6">"Una función es una porción o bloque de código reutilizable que se encarga de realizar una determinada tarea."</text:p>
      <text:p text:style-name="P15">Funciones en Python.</text:p>
      <text:p text:style-name="P31">¿Cual es el propósito de estas?</text:p>
      <text:p text:style-name="P15">Define la sentencia def</text:p>
      <text:p text:style-name="P3"/>
      <text:p text:style-name="P7"><text:span text:style-name="T1">Tu definición de:</text:span> </text:p>
      <text:p text:style-name="P6"><text:tab/>funciones, encabezado, cuerpo, sintaxis, <text:s/>ámbitos, parámetros y argumentos</text:p>
      <text:p text:style-name="P12">datos:</text:p>
      <text:p text:style-name="P10">Parámetros</text:p>
      <text:p text:style-name="P1"><text:tab/>Orden de los parámetros</text:p>
      <text:p text:style-name="P1"><text:tab/>Listas como parámetro por posición y nombre</text:p>
      <text:p text:style-name="P4">Argumentos determinados</text:p>
      <text:p text:style-name="P2"><text:tab/><text:span text:style-name="T4">Por posición</text:span> - tipo tupla, definiendo el parámetro con un asterisco, para recibir los parámetro</text:p>
      <text:p text:style-name="P2"><text:tab/><text:span text:style-name="T4">Por nombre</text:span> - tipo Diccionarios, definiendo el parámetro con dos asterisco, para recibir un número indeterminado de parámetros por nombre (clave-valor o en inglés keyword args)</text:p>
      <text:p text:style-name="P2"/>
      <text:p text:style-name="P4">Argumentos indeterminados</text:p>
      <text:p text:style-name="P1"/>
      <text:p text:style-name="P10">Sentencia return</text:p>
      <text:p text:style-name="P31">Retorno determinados</text:p>
      <text:p text:style-name="P31">Retorno múltiples</text:p>
      <text:p text:style-name="P6"><text:span text:style-name="T4">datos:</text:span> </text:p>
      <text:p text:style-name="P6">Tengan en cuenta que en Python, las funciones son objetos.</text:p>
      <text:p text:style-name="P5"><text:span text:style-name="T13">Da un ejemplo con </text:span><text:span text:style-name="T14">dir</text:span><text:span text:style-name="T13"> </text:span></text:p>
      <text:p text:style-name="P17">Explica el ejemplo de <text:span text:style-name="T4">help</text:span> y <text:span text:style-name="T29">modifícalo</text:span></text:p>
      <text:p text:style-name="P31">def funcion():</text:p>
      <text:p text:style-name="P39"><text:s text:c="4"/><text:span text:style-name="T7">'''Esto es un mensaje que debería explicar que hace la función.'''</text:span></text:p>
      <text:p text:style-name="P39"><text:s text:c="4"/><text:span text:style-name="T7">print( 'esto es una minimicrofuncion sin imaginación')</text:span></text:p>
      <text:p text:style-name="P24"/>
      <text:p text:style-name="P31">help(funcion)</text:p>
      <text:p text:style-name="Standard"/>
      <text:p text:style-name="P6"/>
      <text:p text:style-name="P6">Python permite llamar a una función de manera dinámica, en forma de funciones nativas: <text:span text:style-name="T1">locals() y globals().</text:span></text:p>
      <text:p text:style-name="P6">Tu definición de ambas y un ejemplo</text:p>
      <text:p text:style-name="P6"/>
      <text:p text:style-name="P18"><text:span text:style-name="T17">Funciones</text:span> recursividad, funciones anidadas <text:span text:style-name="T27">y closures</text:span>. </text:p>
      <text:p text:style-name="P45"/>
      <text:p text:style-name="P12">Funciones <text:span text:style-name="T21">recursivas</text:span></text:p>
      <text:p text:style-name="P33"><text:span text:style-name="T15">Es u</text:span>na función puede llamarse a si misma, <text:s/><text:span text:style-name="T17">o</text:span> aquellas funciones que en su algoritmo, hacen referencia sí misma. El uso de la recurs<text:span text:style-name="T15">ió</text:span>n es una técnica útil en programación para resolver algunos problemas en sustitución de los métodos iterativos <text:span text:style-name="T15">(</text:span> for o while<text:span text:style-name="T15">)</text:span>. </text:p>
      <text:p text:style-name="P44"><text:span text:style-name="Source_20_Text"><text:span text:style-name="T15">~~~~~~~~~~~~~~~~~~~~~~~~~~~~</text:span></text:span></text:p>
      <text:p text:style-name="P44"><text:span text:style-name="Source_20_Text"><text:span text:style-name="T16">def factorial(n):</text:span></text:span></text:p>
      <text:p text:style-name="P44"><text:span text:style-name="Source_20_Text"><text:span text:style-name="T16"><text:s text:c="4"/>if n == 0:</text:span></text:span></text:p>
      <text:p text:style-name="P44"><text:span text:style-name="Source_20_Text"><text:span text:style-name="T16"><text:s text:c="8"/>return 1</text:span></text:span></text:p>
      <text:p text:style-name="P44"><text:span text:style-name="Source_20_Text"><text:span text:style-name="T16"><text:s text:c="4"/>else:</text:span></text:span></text:p>
      <text:p text:style-name="P44"><text:span text:style-name="Source_20_Text"><text:span text:style-name="T16"><text:s text:c="8"/>return n*factorial(n-1)#esta función se auto ejecuta 50 veces hasta n==0</text:span></text:span></text:p>
      <text:p text:style-name="P44"><text:span text:style-name="Source_20_Text"><text:span text:style-name="T16">print(factorial(50))</text:span></text:span></text:p>
      <text:p text:style-name="P44"><text:span text:style-name="Source_20_Text"><text:span text:style-name="T15">~~~~~~~~~~~~~~~~~~~~~~~~~~~~</text:span></text:span></text:p>
      <text:p text:style-name="P33"><text:soft-page-break/><text:span text:style-name="T17">L</text:span>a recursión debe usarse con precaución pues puede ser<text:span text:style-name="T17">n</text:span>costosa en tiempo computacional especialmente si cada llamada genera más de una<text:span text:style-name="T17"> </text:span>llamada a la misma función.</text:p>
      <text:p text:style-name="P33"><text:span text:style-name="T17">L</text:span>os lenguajes de programación tienen un límite máximo para las llamadas recursivas.</text:p>
      <text:p text:style-name="P33"/>
      <text:p text:style-name="P34">Tu <text:span text:style-name="T17">ejemp</text:span><text:span text:style-name="T20">lo</text:span><text:span text:style-name="T19"> de recursividad</text:span>: </text:p>
      <text:p text:style-name="P16"/>
      <text:p text:style-name="P13">Funciones <text:span text:style-name="T22">anidadas</text:span></text:p>
      <text:p text:style-name="P30"><text:span text:style-name="T22">A</text:span><text:span text:style-name="T21">qui podemos ver el ejemplo de una función que recurre a otra para poder trabajar</text:span></text:p>
      <text:p text:style-name="P43"><text:span text:style-name="Source_20_Text"><text:span text:style-name="T26">~~~~~~~~~~~~~~~~~~~~~~~~~~~~</text:span></text:span></text:p>
      <text:p text:style-name="P48">def Nunca_dividiras_por_cero(valor_divisor):</text:p>
      <text:p text:style-name="P48"><text:tab/>return valor_divisor &gt;0</text:p>
      <text:p text:style-name="P48">def Dividir(valor_dividendo,valor_divisor):</text:p>
      <text:p text:style-name="P48"><text:tab/>if Nunca_dividiras_por_cero(valor_divisor): #=True</text:p>
      <text:p text:style-name="P48"><text:tab/><text:tab/>return valor_dividendo/valor_divisor</text:p>
      <text:p text:style-name="P48"><text:tab/>else:</text:p>
      <text:p text:style-name="P48"><text:tab/><text:tab/>return("Nunca dividiras por cero")</text:p>
      <text:p text:style-name="P48"/>
      <text:p text:style-name="P48">valor_dividendo = int(input("Ingrese un valor a ser dividido :"))</text:p>
      <text:p text:style-name="P48">valor_divisor = int(input("Ingrese un valor a dividir :"))</text:p>
      <text:p text:style-name="P48">print(Dividir(valor_dividendo,valor_divisor))</text:p>
      <text:p text:style-name="P48"/>
      <text:p text:style-name="P38"><text:span text:style-name="T22"><text:tab/><text:tab/><text:tab/><text:tab/></text:span><text:span text:style-name="T2">- <text:s text:c="8"/></text:span><text:span text:style-name="T3">o <text:s text:c="10"/>-</text:span></text:p>
      <text:p text:style-name="P50"/>
      <text:p text:style-name="P49">def Dividir(valor_dividendo,valor_divisor):</text:p>
      <text:p text:style-name="P49"><text:tab/>def Nunca_dividiras_por_cero(valor_divisor):</text:p>
      <text:p text:style-name="P49"><text:tab/><text:tab/>return valor_divisor &gt;0</text:p>
      <text:p text:style-name="P49"><text:tab/>if Nunca_dividiras_por_cero(valor_divisor): #=True</text:p>
      <text:p text:style-name="P49"><text:tab/><text:tab/>return valor_dividendo/valor_divisor</text:p>
      <text:p text:style-name="P49"><text:tab/>else:</text:p>
      <text:p text:style-name="P49"><text:tab/><text:tab/>return("Nunca dividiras por cero")</text:p>
      <text:p text:style-name="P49"/>
      <text:p text:style-name="P49">valor_dividendo = int(input("Ingrese un valor a ser dividido :"))</text:p>
      <text:p text:style-name="P49">valor_divisor = int(input("Ingrese un valor a dividir :"))</text:p>
      <text:p text:style-name="P49">print(Dividir(valor_dividendo,valor_divisor))</text:p>
      <text:p text:style-name="P41"><text:span text:style-name="Source_20_Text"><text:span text:style-name="T26">~~~~~~~~~~~~~~~~~~~~~~~~~~~~</text:span></text:span></text:p>
      <text:p text:style-name="P26"><text:span text:style-name="T21">Tu </text:span><text:span text:style-name="T23">ejemplo</text:span><text:span text:style-name="T21"> de anidación: </text:span></text:p>
      <text:p text:style-name="P6"/>
      <text:p text:style-name="P19"><text:span text:style-name="T5">Funciones </text:span><text:span text:style-name="T6">closure</text:span></text:p>
      <text:p text:style-name="P52"/>
      <text:p text:style-name="P29"><text:span text:style-name="T21">Closure son </text:span><text:span text:style-name="T22">f</text:span><text:span text:style-name="T21">unciones que crea funciones. </text:span><text:span text:style-name="T24">Cuando el retorno de una función llama a la función anidada</text:span></text:p>
      <text:p text:style-name="P40"><text:span text:style-name="Source_20_Text"><text:span text:style-name="T26">~~~~~~~~~~~~~~~~~~~~~~~~~~~~</text:span></text:span></text:p>
      <text:p text:style-name="P35">def sumador(n):</text:p>
      <text:p text:style-name="P35"><text:s text:c="4"/>def sumar_mas(x):</text:p>
      <text:p text:style-name="P35"><text:s text:c="8"/>return n + x</text:p>
      <text:p text:style-name="P35"><text:s text:c="4"/>return sumar_mas<text:tab/><text:span text:style-name="T28"># el regreso de la función sumador es la llamada a sumar_mas</text:span></text:p>
      <text:p text:style-name="P35"/>
      <text:p text:style-name="P35"/>
      <text:p text:style-name="P35">valor_agregado_5 = sumador(5)</text:p>
      <text:p text:style-name="P35">print(valor_agregado_5(10))#SALIDA: 15</text:p>
      <text:p text:style-name="P36"/>
      <text:p text:style-name="P36">valor_agregado_6 = sumador(6)</text:p>
      <text:p text:style-name="P35">print(valor_agregado_6(10))#SALIDA: 16</text:p>
      <text:p text:style-name="P40"><text:span text:style-name="Source_20_Text"><text:span text:style-name="T26">~~~~~~~~~~~~~~~~~~~~~~~~~~~~</text:span></text:span></text:p>
      <text:p text:style-name="P32"><text:span text:style-name="T28">Closure es la técnica d</text:span>e utilizar los valores de los parámetros exteriores a una funció<text:span text:style-name="T28">n</text:span> dent<text:span text:style-name="T25">r</text:span>o de una función dinámica.</text:p>
      <text:p text:style-name="P31"/>
      <text:p text:style-name="P25"><text:span text:style-name="T21">Tu </text:span><text:span text:style-name="T23">ejemplo</text:span><text:span text:style-name="T21"> de closure: </text:span></text:p>
      <text:p text:style-name="P31"/>
      <text:p text:style-name="P6"/>
      <text:p text:style-name="P6"><text:soft-page-break/></text:p>
      <text:p text:style-name="P15"><text:span text:style-name="T19">Tu definición de Funciones de orden superior</text:span><text:span text:style-name="T18"> Da un ejemplo de cada una.</text:span></text:p>
      <text:p text:style-name="P9"/>
      <text:p text:style-name="P14">Funciones decoradores. </text:p>
      <text:p text:style-name="P11"/>
      <text:p text:style-name="P8">Un decorador es una función que recibe como argumento otra función y su salida es otra (s) funciones</text:p>
      <text:p text:style-name="P42"><text:span text:style-name="Source_20_Text"><text:span text:style-name="T26">~~~~~~~~~~~~~~~~~~~~~~~~~~~~</text:span></text:span></text:p>
      <text:p text:style-name="P37">def decorador(consulto_base):</text:p>
      <text:p text:style-name="P37"><text:tab/>def crea_vinculo():#función_que_crea_el_proceso_de_consulta_a_base_de_datos</text:p>
      <text:p text:style-name="P37"><text:tab/><text:tab/>print("abro base de datos")#abro base de datos</text:p>
      <text:p text:style-name="P37"><text:tab/><text:tab/>consulto_base()</text:p>
      <text:p text:style-name="P37"><text:tab/><text:tab/>print("cierro base de datos")#cierro base de datos</text:p>
      <text:p text:style-name="P37"><text:tab/>return crea_vinculo</text:p>
      <text:p text:style-name="P37"/>
      <text:p text:style-name="P37">@decorador</text:p>
      <text:p text:style-name="P37">def consultar_precios():</text:p>
      <text:p text:style-name="P37"><text:tab/>print("Aqui consulto el precio en la base de datos")</text:p>
      <text:p text:style-name="P37"/>
      <text:p text:style-name="P37">consultar_precios()</text:p>
      <text:p text:style-name="P42"><text:span text:style-name="Source_20_Text"><text:span text:style-name="T26">~~~~~~~~~~~~~~~~~~~~~~~~~~~~</text:span></text:span></text:p>
      <text:p text:style-name="P28"><text:span text:style-name="Source_20_Text"><text:span text:style-name="T11">Un decorador solo funciona para mejorar la salida de datos (V/F) ¿porque?</text:span></text:span></text:p>
      <text:p text:style-name="P28"><text:span text:style-name="Source_20_Text"><text:span text:style-name="T11"/></text:span></text:p>
      <text:p text:style-name="P27"><text:span text:style-name="Source_20_Text"><text:span text:style-name="T8">Tu </text:span></text:span><text:span text:style-name="Source_20_Text"><text:span text:style-name="T9">ejemplo</text:span></text:span><text:span text:style-name="Source_20_Text"><text:span text:style-name="T8"> de </text:span></text:span><text:span text:style-name="Source_20_Text"><text:span text:style-name="T10">decorador</text:span></text:span><text:span text:style-name="Source_20_Text"><text:span text:style-name="T8">: </text:span></text:span></text:p>
      <text:p text:style-name="P6"/>
      <text:p text:style-name="P15">Tu definición de: </text:p>
      <text:p text:style-name="P6">Funciones anónimas con lambdas. Da un ejemplo de cada una</text:p>
      <text:p text:style-name="P6"/>
      <text:p text:style-name="P6">saludos</text:p>
      <text:p text:style-name="P53">-- </text:p>
      <text:p text:style-name="P22"><text:s/><text:span text:style-name="T7">Atte.</text:span></text:p>
      <text:p text:style-name="P23">García T, Ariel H</text:p>
      <text:p text:style-name="P23">Socio Gerente - Presidente </text:p>
      <text:p text:style-name="P23">Mithril S.R.L.&amp;</text:p>
      <text:p text:style-name="P23">Trading New Technologies SA <text:s/></text:p>
      <text:p text:style-name="P23">Laprida 3460 - V.Martelli - Prov. de Bs.As.</text:p>
      <text:p text:style-name="P23">+54+11 4137 -6776 (rot + fax)</text:p>
      <text:p text:style-name="P23">"Hay 10 tipos de personas, las que piensan en binario y las que no"</text:p>
      <text:p text:style-name="P21"/>
      <text:p text:style-name="P21"><text:span text:style-name="T12">Este mensaje y sus adjuntos son para uso exclusivo del usuario de la dirección de correo electrónico a quien esta dirigido y podrían contener información confidencial. Si usted hubiese recibido por error este mensaje, por favor informe de tal situación inmediatamente a </text:span><text:a xlink:type="simple" xlink:href="mailto:admin@tnt-lab.com.ar" text:style-name="Internet_20_link" text:visited-style-name="Visited_20_Internet_20_Link">admin@tnt-lab.com.ar</text:a><text:span text:style-name="T12"> y elimínelo de su sistema. No lo copie, reproduzca, distribuya ni revele su contenido.No se garantiza la seguridad o la exactitud de las comunicaciones por Internet debido a que la información podría ser interceptada, modificada, perdida, llegar tarde o contener virus. El emisor, por lo tanto, no acepta responsabilidad por errores u omisiones en el texto de este mensaje que surjan a partir de una transmisión por Interne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5:46:44.518454855</meta:creation-date>
    <dc:date>2019-11-06T09:47:08.865370480</dc:date>
    <meta:editing-duration>PT1H23M49S</meta:editing-duration>
    <meta:editing-cycles>21</meta:editing-cycles>
    <meta:generator>LibreOffice/6.2.7.1$Linux_X86_64 LibreOffice_project/20$Build-1</meta:generator>
    <meta:document-statistic meta:table-count="0" meta:image-count="0" meta:object-count="0" meta:page-count="3" meta:paragraph-count="114" meta:word-count="741" meta:character-count="5461" meta:non-whitespace-character-count="4716"/>
  </office:meta>
</office:document-meta>
</file>